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/" manifest:media-type="application/vnd.oasis.opendocument.spreadsheet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0">
        <table:table-row>
          <table:table-cell table:style-name="pd1" office:value-type="string" office:string-value="Invoice no">
            <text:p>Invoice no</text:p>
          </table:table-cell>
          <table:table-cell table:style-name="pd1" office:value-type="string" office:string-value="Date">
            <text:p>Date</text:p>
          </table:table-cell>
          <table:table-cell table:style-name="pd1" office:value-type="string" office:string-value="Supplier">
            <text:p>Supplier</text:p>
          </table:table-cell>
          <table:table-cell table:style-name="pd1" office:value-type="string" office:string-value="Payment">
            <text:p>Payment</text:p>
          </table:table-cell>
          <table:table-cell table:style-name="pd1" office:value-type="string" office:string-value="Subtotal">
            <text:p>Subtotal</text:p>
          </table:table-cell>
          <table:table-cell table:style-name="pd1" office:value-type="string" office:string-value="Vat on Amount">
            <text:p>Vat on Amount</text:p>
          </table:table-cell>
          <table:table-cell table:style-name="pd1" office:value-type="string" office:string-value="Grand Total">
            <text:p>Grand Total</text:p>
          </table:table-cell>
        </table:table-row>
        <table:table-row>
          <table:table-cell office:value-type="string" office:string-value="Inv 1">
            <text:p>Inv 1</text:p>
          </table:table-cell>
          <table:table-cell office:value-type="string" office:string-value="22-10-2025">
            <text:p>22-10-2025</text:p>
          </table:table-cell>
          <table:table-cell office:value-type="string" office:string-value="ABC">
            <text:p>ABC</text:p>
          </table:table-cell>
          <table:table-cell office:value-type="string" office:string-value="Net 2 Days">
            <text:p>Net 2 Days</text:p>
          </table:table-cell>
          <table:table-cell office:value-type="float" office:value="15000">
            <text:p>15000</text:p>
          </table:table-cell>
          <table:table-cell office:value-type="float" office:value="2500">
            <text:p>2500</text:p>
          </table:table-cell>
          <table:table-cell office:value-type="float" office:value="17500">
            <text:p>17500</text:p>
          </table:table-cell>
        </table:table-row>
        <table:table-row>
          <table:table-cell office:value-type="string" office:string-value="ETG-INV-2025-05">
            <text:p>ETG-INV-2025-05</text:p>
          </table:table-cell>
          <table:table-cell office:value-type="string" office:string-value="20 May 2025">
            <text:p>20 May 2025</text:p>
          </table:table-cell>
          <table:table-cell office:value-type="string" office:string-value="Abc private Ltd">
            <text:p>Abc private Ltd</text:p>
          </table:table-cell>
          <table:table-cell office:value-type="string" office:string-value="Net 30 days">
            <text:p>Net 30 days</text:p>
          </table:table-cell>
          <table:table-cell office:value-type="string" office:string-value="248,020">
            <text:p>248,020</text:p>
          </table:table-cell>
          <table:table-cell office:value-type="string" office:string-value="32,243">
            <text:p>32,243</text:p>
          </table:table-cell>
          <table:table-cell office:value-type="string" office:string-value="280,263">
            <text:p>280,263</text:p>
          </table:table-cell>
        </table:table-row>
      </table:table>
      <table:table table:name="week_1">
        <table:table-row>
          <table:table-cell table:style-name="HeaderYellow">
            <text:p>Invoice no</text:p>
          </table:table-cell>
          <table:table-cell table:style-name="HeaderYellow">
            <text:p>Date</text:p>
          </table:table-cell>
          <table:table-cell table:style-name="HeaderYellow">
            <text:p>Supplier</text:p>
          </table:table-cell>
          <table:table-cell table:style-name="HeaderYellow">
            <text:p>Payment</text:p>
          </table:table-cell>
          <table:table-cell table:style-name="HeaderYellow">
            <text:p>Subtotal</text:p>
          </table:table-cell>
          <table:table-cell table:style-name="HeaderYellow">
            <text:p>Vat on Amount</text:p>
          </table:table-cell>
          <table:table-cell table:style-name="HeaderYellow">
            <text:p>Grand Total</text:p>
          </table:table-cell>
        </table:table-row>
        <table:table-row>
          <table:table-cell table:style-name="RowGreen">
            <text:p>ETG-INV-2025-05</text:p>
          </table:table-cell>
          <table:table-cell table:style-name="RowGreen">
            <text:p>20 May 2025</text:p>
          </table:table-cell>
          <table:table-cell table:style-name="RowGreen">
            <text:p>Abc private Ltd</text:p>
          </table:table-cell>
          <table:table-cell table:style-name="RowGreen">
            <text:p>Net 30 days</text:p>
          </table:table-cell>
          <table:table-cell table:style-name="RowGreen">
            <text:p>248,020</text:p>
          </table:table-cell>
          <table:table-cell table:style-name="RowGreen">
            <text:p>32,243</text:p>
          </table:table-cell>
          <table:table-cell table:style-name="RowGreen">
            <text:p>280,26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  <style:style style:name="HeaderYellow" style:family="table-cell" style:display-name="HeaderYellow">
      <style:table-cell-properties fo:background-color="#FFFF00"/>
    </style:style>
    <style:style style:name="RowGreen" style:family="table-cell" style:display-name="RowGreen">
      <style:table-cell-properties fo:background-color="#CCFFCC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